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7.7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6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9.199cm" fo:min-width="4.988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3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7cm"/>
    </style:style>
    <style:style style:name="gr30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8.0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433cm" svg:x="14.56cm" svg:y="1.373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0" draw:text-style-name="P7" draw:layer="layout" svg:width="11.598cm" svg:height="0.962cm" svg:x="8.552cm" svg:y="18.394cm">
          <draw:text-box>
            <text:p text:style-name="P1"><text:span text:style-name="T1">Single Actuator Control Prototype (V01)</text:span></text:p>
          </draw:text-box>
        </draw:frame>
        <draw:custom-shape draw:style-name="gr11" draw:text-style-name="P3" draw:layer="layout" svg:width="2.335cm" svg:height="1.793cm" svg:x="12.269cm" svg:y="1.126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9cm" svg:y1="2.906cm" svg:x2="12.673cm" svg:y2="7.025cm">
          <text:p/>
        </draw:line>
        <draw:line draw:style-name="gr3" draw:text-style-name="P4" draw:layer="layout" svg:x1="14.095cm" svg:y1="2.912cm" svg:x2="14.078cm" svg:y2="7.025cm">
          <text:p/>
        </draw:line>
        <draw:frame draw:style-name="gr12" draw:text-style-name="P6" draw:layer="layout" svg:width="1.027cm" svg:height="0.645cm" svg:x="13.917cm" svg:y="2.882cm">
          <draw:text-box>
            <text:p><text:span text:style-name="T2">0 V</text:span></text:p>
          </draw:text-box>
        </draw:frame>
        <draw:frame draw:style-name="gr13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5" draw:text-style-name="P9" draw:layer="layout" svg:width="0.891cm" svg:height="0.827cm" draw:transform="rotate (-0.0261799387799153) translate (22.329cm 8.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308cm" svg:height="0.146cm" draw:transform="rotate (-0.0261799387799153) translate (22.619cm 8.5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0.305cm" svg:height="0.146cm" draw:transform="rotate (-0.0261799387799153) translate (22.613cm 9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2.067cm" svg:height="0.645cm" svg:x="23.144cm" svg:y="8.106cm">
          <draw:text-box>
            <text:p><text:span text:style-name="T2">Actuator</text:span></text:p>
          </draw:text-box>
        </draw:frame>
        <draw:line draw:style-name="gr17" draw:text-style-name="P8" draw:layer="layout" svg:x1="16.155cm" svg:y1="8.141cm" svg:x2="22.774cm" svg:y2="8.058cm">
          <text:p/>
        </draw:line>
        <draw:frame draw:style-name="gr18" draw:text-style-name="P6" draw:layer="layout" svg:width="1.556cm" svg:height="0.645cm" svg:x="20.042cm" svg:y="7.589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247cm" svg:y="9.431cm">
          <draw:text-box>
            <text:p><text:span text:style-name="T2">Orange</text:span></text:p>
          </draw:text-box>
        </draw:frame>
        <draw:line draw:style-name="gr3" draw:text-style-name="P4" draw:layer="layout" svg:x1="22.052cm" svg:y1="9.101cm" svg:x2="22.047cm" svg:y2="13.793cm">
          <text:p/>
        </draw:line>
        <draw:frame draw:style-name="gr5" draw:text-style-name="P6" draw:layer="layout" svg:width="1.284cm" svg:height="0.645cm" svg:x="20.963cm" svg:y="10.609cm">
          <draw:text-box>
            <text:p><text:span text:style-name="T2">Blue</text:span></text:p>
          </draw:text-box>
        </draw:frame>
        <draw:custom-shape draw:style-name="gr19" draw:text-style-name="P4" draw:layer="layout" svg:width="5.588cm" svg:height="9.549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4.801cm" svg:height="1.673cm" svg:x="11.044cm" svg:y="10.656cm">
          <draw:text-box>
            <text:p text:style-name="P1"><text:span text:style-name="T3">L298N Motor Drive Board</text:span></text:p>
          </draw:text-box>
        </draw:frame>
        <draw:frame draw:style-name="gr21" draw:text-style-name="P5" draw:layer="layout" svg:width="1.68cm" svg:height="1.039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line draw:style-name="gr3" draw:text-style-name="P4" draw:layer="layout" svg:x1="16.213cm" svg:y1="10.052cm" svg:x2="22.767cm" svg:y2="10.026cm">
          <text:p/>
        </draw:line>
        <draw:line draw:style-name="gr3" draw:text-style-name="P4" draw:layer="layout" svg:x1="16.127cm" svg:y1="13.793cm" svg:x2="22.06cm" svg:y2="13.781cm">
          <text:p/>
        </draw:line>
        <draw:frame draw:style-name="gr22" draw:text-style-name="P6" draw:layer="layout" svg:width="1.361cm" svg:height="0.645cm" svg:x="14.962cm" svg:y="7.816cm">
          <draw:text-box>
            <text:p><text:span text:style-name="T2">Out 3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3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line draw:style-name="gr3" draw:text-style-name="P4" draw:layer="layout" svg:x1="5.17cm" svg:y1="12.559cm" svg:x2="7.316cm" svg:y2="12.547cm">
          <text:p/>
        </draw:line>
        <draw:custom-shape draw:style-name="gr7" draw:text-style-name="P1" draw:layer="layout" svg:width="0.289cm" svg:height="0.289cm" svg:x="4.945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77cm" svg:y="11.969cm">
          <draw:text-box>
            <text:p><text:span text:style-name="T2">GPIO 19</text:span></text:p>
          </draw:text-box>
        </draw:frame>
        <draw:frame draw:style-name="gr23" draw:text-style-name="P6" draw:layer="layout" svg:width="1.035cm" svg:height="0.645cm" svg:x="4.344cm" svg:y="11.939cm">
          <draw:text-box>
            <text:p><text:span text:style-name="T2">35</text:span></text:p>
          </draw:text-box>
        </draw:frame>
        <draw:frame draw:style-name="gr24" draw:text-style-name="P6" draw:layer="layout" svg:width="1.548cm" svg:height="0.717cm" svg:x="7.299cm" svg:y="11.877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29cm 12.4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3.838cm" svg:height="1.433cm" svg:x="10.504cm" svg:y="15.101cm">
          <draw:text-box>
            <text:p><text:span text:style-name="T2">En 1,</text:span></text:p>
            <text:p><text:span text:style-name="T2"><text:s text:c="10"/></text:span><text:span text:style-name="T2">(Links in place)</text:span></text:p>
            <text:p><text:span text:style-name="T2">En 2</text:span></text:p>
          </draw:text-box>
        </draw:frame>
        <draw:line draw:style-name="gr3" draw:text-style-name="P4" draw:layer="layout" svg:x1="16.205cm" svg:y1="14.689cm" svg:x2="23.447cm" svg:y2="14.641cm">
          <text:p/>
        </draw:line>
        <draw:line draw:style-name="gr3" draw:text-style-name="P4" draw:layer="layout" svg:x1="23.444cm" svg:y1="9.075cm" svg:x2="23.476cm" svg:y2="14.663cm">
          <text:p/>
        </draw:line>
        <draw:frame draw:style-name="gr18" draw:text-style-name="P6" draw:layer="layout" svg:width="1.556cm" svg:height="0.645cm" svg:x="23.412cm" svg:y="10.531cm">
          <draw:text-box>
            <text:p><text:span text:style-name="T2">Green</text:span></text:p>
          </draw:text-box>
        </draw:fram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138cm" svg:height="0.645cm" svg:x="10.484cm" svg:y="7.874cm">
          <draw:text-box>
            <text:p><text:span text:style-name="T2">In 3</text:span></text:p>
          </draw:text-box>
        </draw:frame>
        <draw:frame draw:style-name="gr27" draw:text-style-name="P6" draw:layer="layout" svg:width="1.183cm" svg:height="0.645cm" svg:x="10.445cm" svg:y="9.346cm">
          <draw:text-box>
            <text:p><text:span text:style-name="T2">In 4</text:span></text:p>
          </draw:text-box>
        </draw:frame>
        <draw:frame draw:style-name="gr28" draw:text-style-name="P6" draw:layer="layout" svg:width="0.697cm" svg:height="0.645cm" svg:x="4.513cm" svg:y="13.514cm">
          <draw:text-box>
            <text:p><text:span text:style-name="T2">6</text:span></text:p>
          </draw:text-box>
        </draw:frame>
        <draw:line draw:style-name="gr3" draw:text-style-name="P4" draw:layer="layout" svg:x1="10.632cm" svg:y1="14.071cm" svg:x2="5.076cm" svg:y2="14.094cm">
          <text:p/>
        </draw:line>
        <draw:custom-shape draw:style-name="gr7" draw:text-style-name="P1" draw:layer="layout" svg:width="0.289cm" svg:height="0.289cm" svg:x="4.919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057cm" svg:height="0.645cm" svg:x="5.13cm" svg:y="12.647cm">
          <draw:text-box>
            <text:p><text:span text:style-name="T2">0 V</text:span></text:p>
          </draw:text-box>
        </draw:frame>
        <draw:frame draw:style-name="gr30" draw:text-style-name="P6" draw:layer="layout" svg:width="1.438cm" svg:height="0.645cm" svg:x="11.416cm" svg:y="2.97cm">
          <draw:text-box>
            <text:p><text:span text:style-name="T2">+12 V</text:span></text:p>
          </draw:text-box>
        </draw:frame>
        <draw:frame draw:style-name="gr31" draw:text-style-name="P6" draw:layer="layout" svg:width="1.383cm" svg:height="1.039cm" svg:x="10.507cm" svg:y="13.48cm">
          <draw:text-box>
            <text:p><text:span text:style-name="T2">GND,</text:span></text:p>
            <text:p><text:span text:style-name="T2">In 1</text:span></text:p>
          </draw:text-box>
        </draw:frame>
        <draw:line draw:style-name="gr3" draw:text-style-name="P4" draw:layer="layout" svg:x1="22.766cm" svg:y1="9.593cm" svg:x2="22.767cm" svg:y2="10.046cm">
          <text:p/>
        </draw:line>
        <draw:line draw:style-name="gr3" draw:text-style-name="P4" draw:layer="layout" svg:x1="22.76cm" svg:y1="8.064cm" svg:x2="22.772cm" svg:y2="8.563cm">
          <text:p/>
        </draw:line>
        <draw:line draw:style-name="gr3" draw:text-style-name="P4" draw:layer="layout" svg:x1="22.046cm" svg:y1="9.104cm" svg:x2="22.317cm" svg:y2="9.097cm">
          <text:p/>
        </draw:line>
        <draw:line draw:style-name="gr3" draw:text-style-name="P4" draw:layer="layout" svg:x1="23.189cm" svg:y1="9.09cm" svg:x2="23.46cm" svg:y2="9.083cm">
          <text:p/>
        </draw:line>
        <draw:frame draw:style-name="gr22" draw:text-style-name="P6" draw:layer="layout" svg:width="1.361cm" svg:height="0.645cm" svg:x="14.95cm" svg:y="9.707cm">
          <draw:text-box>
            <text:p><text:span text:style-name="T2">Out 4</text:span></text:p>
          </draw:text-box>
        </draw:frame>
        <draw:frame draw:style-name="gr22" draw:text-style-name="P6" draw:layer="layout" svg:width="1.361cm" svg:height="0.645cm" svg:x="14.901cm" svg:y="13.502cm">
          <draw:text-box>
            <text:p><text:span text:style-name="T2">Out 1</text:span></text:p>
          </draw:text-box>
        </draw:frame>
        <draw:frame draw:style-name="gr22" draw:text-style-name="P6" draw:layer="layout" svg:width="1.361cm" svg:height="0.645cm" svg:x="14.889cm" svg:y="14.386cm">
          <draw:text-box>
            <text:p><text:span text:style-name="T2">Out 2</text:span></text:p>
          </draw:text-box>
        </draw:frame>
        <draw:line draw:style-name="gr3" draw:text-style-name="P4" draw:layer="layout" svg:x1="8.551cm" svg:y1="12.559cm" svg:x2="10.626cm" svg:y2="12.562cm">
          <text:p/>
        </draw:line>
        <draw:frame draw:style-name="gr27" draw:text-style-name="P6" draw:layer="layout" svg:width="1.183cm" svg:height="0.645cm" svg:x="10.483cm" svg:y="12.204cm">
          <draw:text-box>
            <text:p><text:span text:style-name="T2">In 2</text:span></text:p>
          </draw:text-box>
        </draw:frame>
        <draw:frame draw:style-name="gr5" draw:text-style-name="P6" draw:layer="layout" svg:width="3.175cm" svg:height="0.645cm" svg:x="16.575cm" svg:y="8.731cm">
          <draw:text-box>
            <text:p><text:span text:style-name="T2">(Motor A Output)</text:span></text:p>
          </draw:text-box>
        </draw:frame>
        <draw:frame draw:style-name="gr5" draw:text-style-name="P6" draw:layer="layout" svg:width="3.544cm" svg:height="0.645cm" svg:x="16.28cm" svg:y="13.914cm">
          <draw:text-box>
            <text:p><text:span text:style-name="T2">(Motor B) Output</text:span></text:p>
          </draw:text-box>
        </draw:frame>
        <draw:frame draw:style-name="gr32" draw:text-style-name="P6" draw:layer="layout" svg:width="11.842cm" svg:height="5.373cm" svg:x="16.858cm" svg:y="1.836cm">
          <draw:text-box>
            <text:p><text:span text:style-name="T2">Notes:</text:span></text:p>
            <text:p><text:span text:style-name="T2">1. <text:s/>En 1 and / or En 2 may be driven by GPIO pins if needed with the</text:span><text:span text:style-name="T2"><text:line-break/></text:span><text:span text:style-name="T2"> <text:s text:c="5"/>links removed.</text:span></text:p>
            <text:p><text:span text:style-name="T2"/></text:p>
            <text:p><text:span text:style-name="T2">2. <text:s/>En 1 and En 2 double as PWM inputs. <text:s/>The Motor B outputs are</text:span></text:p>
            <text:p><text:span text:style-name="T2"><text:s text:c="5"/></text:span><text:span text:style-name="T2">driving the Clutch, so will never be PWM. <text:s/>If required for Motor A, then</text:span></text:p>
            <text:p><text:span text:style-name="T4"><text:s text:c="5"/></text:span><text:span text:style-name="T4">another GPIO pin will be required and </text:span><text:span text:style-name="T2">the links removed..</text:span></text:p>
            <text:p><text:span text:style-name="T2"/></text:p>
            <text:p><text:span text:style-name="T2">3. <text:s/>5 V is available at the 5 V pin to power external logic devices if</text:span><text:span text:style-name="T2"><text:line-break/></text:span><text:span text:style-name="T2"> <text:s text:c="4"/>needed. <text:s/>However, it has not been possible to establish the current</text:span><text:span text:style-name="T2"><text:line-break/></text:span><text:span text:style-name="T2"> <text:s text:c="4"/>capabili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10-14T16:26:31.947269807</dc:date>
    <meta:editing-duration>PT15H23M43S</meta:editing-duration>
    <meta:editing-cycles>60</meta:editing-cycles>
    <meta:generator>LibreOffice/6.0.6.2$Linux_X86_64 LibreOffice_project/00m0$Build-2</meta:generator>
    <dc:creator>Terry Coles</dc:creator>
    <meta:printed-by>Terry Coles</meta:printed-by>
    <meta:print-date>2018-10-14T10:54:08.000802449</meta:print-date>
    <meta:document-statistic meta:object-count="70"/>
  </office:meta>
</office:document-meta>
</file>